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18pt" officeooo:rsid="00099a90" officeooo:paragraph-rsid="00099a90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14pt" officeooo:rsid="00099a90" officeooo:paragraph-rsid="00099a90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127622" style:font-name="Helvetica" fo:font-size="18pt" officeooo:rsid="00099a90" officeooo:paragraph-rsid="00099a90" style:font-size-asian="15.75pt" style:font-size-complex="18pt"/>
    </style:style>
    <style:style style:name="T1" style:family="text">
      <style:text-properties fo:color="#3465a4"/>
    </style:style>
    <style:style style:name="T2" style:family="text">
      <style:text-properties fo:color="#3465a4" officeooo:rsid="000a7968"/>
    </style:style>
    <style:style style:name="T3" style:family="text">
      <style:text-properties officeooo:rsid="000a79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elo de Lineas</text:p>
      <text:p text:style-name="P1"/>
      <text:p text:style-name="P2"/>
      <text:p text:style-name="P2">Ejercicio 4:</text:p>
      <text:p text:style-name="P2"/>
      <text:p text:style-name="P2"><text:span text:style-name="T1">CARRETERAS</text:span> (ID Carretera, Nombre, Categoría)</text:p>
      <text:p text:style-name="P2"><text:span text:style-name="T1">TRAMOS</text:span> (ID Tramo, Inicio Tramo, Fin Tramo, ID Carretera)</text:p>
      <text:p text:style-name="P2"><text:span text:style-name="T1">COMUNAS</text:span> (ID Comuna, Nombre, Km Inicio, Km Fin, ID Tramo)</text:p>
      <text:p text:style-name="P2"/>
      <text:p text:style-name="P2">Ejercicio 5:</text:p>
      <text:p text:style-name="P2"/>
      <text:p text:style-name="P2"><text:span text:style-name="T1">SEDES</text:span> (ID Sede, Nombre, Presupuesto, Nº Complejos)</text:p>
      <text:p text:style-name="P2"><text:span text:style-name="T1">COMPLEJOS</text:span> (ID Complejo, Localización, Tipo Complejo, Área, ID Sede)</text:p>
      <text:p text:style-name="P2"><text:span text:style-name="T1">JEFES</text:span> (ID Jefe, Nombre, Apellido Paterno, Apellido Materno, Día Nacimiento, Mes Nacimiento, Año Nacimiento, Edad, ID Complejo)</text:p>
      <text:p text:style-name="P2"><text:span text:style-name="T1">EVENTOS</text:span> (ID Evento, Nº Comisarías, Día Festejo, Mes Festejo, Año Festejo, Duración, Nº Participantes, ID Complejo) </text:p>
      <text:p text:style-name="P2"><text:span text:style-name="T1">PARTICIPANTES</text:span> (ID Participante, Nombre, Apellido Paterno, Apellido Materno, Día Nacimiento, Mes Nacimiento, Año Nacimiento, Edad, ID Evento)</text:p>
      <text:p text:style-name="P2"><text:span text:style-name="T1">COMISARIOS</text:span> (ID Comisario, Nombre, Apellido Paterno, Apellido Materno, Día Nacimiento, Mes Nacimiento, Año Nacimiento, Tarea, ID Evento)</text:p>
      <text:p text:style-name="P2"><text:span text:style-name="T1">EQUIPAMIENTOS</text:span> (ID Equipo, Tipo, Cantidad)</text:p>
      <text:p text:style-name="P2"><text:span text:style-name="T1">EVENTO-EQUIPAMIENTOS</text:span> <text:span text:style-name="T3">(</text:span>ID Evento-Equipamiento, ID Evento, ID Equipamiento)</text:p>
      <text:p text:style-name="P2"/>
      <text:p text:style-name="P2">Ejercicio 6:</text:p>
      <text:p text:style-name="P2"/>
      <text:p text:style-name="P2"><text:span text:style-name="T1">SERVICIOS</text:span> (Clave Servicio, Nombre, Descripción)</text:p>
      <text:p text:style-name="P2"><text:span text:style-name="T1">S</text:span><text:span text:style-name="T2">UCURSALES</text:span> (ID Sucursal, Numero Trabajadores, Teléfono, ID Dirección)</text:p>
      <text:p text:style-name="P2"><text:span text:style-name="T1">TRABAJADORES</text:span> (ID Trabajador, Nombre, Apellido Paterno, Apellido Materno, Día Nacimiento, Mes Nacimiento, Año Nacimiento, Edad, Teléfono, ID Sucursal)</text:p>
      <text:p text:style-name="P2"><text:span text:style-name="T1">TIPOS TRABAJADOR </text:span>(ID Tipo Trabajador, Tipo Trabajador)</text:p>
      <text:p text:style-name="P2"><text:span text:style-name="T1">REPORTES</text:span> (ID Reporte, Día Reporte, Mes Reporte, Año Reporte, Cantidad Ventas, Cantidad Gastos, Numero Eventualidades, Comentario, ID Trabajador, ID Sucursal)</text:p>
      <text:p text:style-name="P2"><text:span text:style-name="T1"><text:s/>BENEFICIARIOS</text:span> (ID Beneficiario, Nombre, Apellido Paterno, Apellido Materno, Día Nacimiento, Mes Nacimiento, Año Nacimiento, Edad, Teléfono)</text:p>
      <text:p text:style-name="P2"><text:soft-page-break/><text:span text:style-name="T1"><text:s/>CLIENTES</text:span> (ID Cliente, Nombre, Apellido Paterno, Apellido Materno, Día Nacimiento, Mes Nacimiento, Año Nacimiento, Edad, Teléfono, Día Registro, Mes Registro, Año Registro, ID Evento)</text:p>
      <text:p text:style-name="P2"><text:span text:style-name="T1">DIRECCIONES</text:span> (ID Dirección, Ciudad, Colonia, Calle, Numero, CP, ID Sucursal, ID Trabajador, ID Cliente, ID Beneficiario)</text:p>
      <text:p text:style-name="P2"><text:span text:style-name="T1">SUCURSALES-SERVICIOS</text:span> (ID Sucursal-Servicio, ID Sucursal, ID Servicio)</text:p>
      <text:p text:style-name="P2"><text:span text:style-name="T1">SUCURSALES-CLIENTES</text:span> (ID Sucursal-Cliente, ID Sucursal, ID Cliente)</text:p>
      <text:p text:style-name="P2"><text:span text:style-name="T1">TRABAJADORES-BENEFICIARIOS</text:span> (ID Trabajador-Beneficiario, ID Trabajador, ID Beneficiario)</text:p>
      <text:p text:style-name="P2"><text:span text:style-name="T1">TRABAJADORES-CLIENTES</text:span> (ID Trabajador-Cliente, ID Trabajador, ID Cliente)</text:p>
      <text:p text:style-name="P2"><text:span text:style-name="T1">TRABAJADORES-TIPOS TRABAJADOR</text:span> (ID Trabajador-Tipo Trabajador, ID Trabajador, ID Tipo Trabajador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4:40:58.061880995</meta:creation-date>
    <dc:date>2022-09-08T15:02:18.940860621</dc:date>
    <meta:editing-duration>PT2M3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280" meta:character-count="2263" meta:non-whitespace-character-count="2008"/>
  </office:meta>
</office:document-meta>
</file>